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5.715cm" svg:height="2.54cm" svg:x="7.985cm" svg:y="2.905cm">
          <text:p text:style-name="P1">Machine Learn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.715cm" svg:height="2.54cm" svg:x="3.54cm" svg:y="7.985cm">
          <text:p text:style-name="P1">Unsupervised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715cm" svg:height="2.54cm" svg:x="12.43cm" svg:y="13.065cm">
          <text:p text:style-name="P1">Supervised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81cm" svg:height="4.445cm" svg:x="1.635cm" svg:y="12.43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81cm" svg:height="4.445cm" svg:x="6.08cm" svg:y="12.43cm">
          <text:p text:style-name="P1">Associations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4.445cm" svg:height="4.445cm" svg:x="6.08cm" svg:y="19.415cm">
          <text:p text:style-name="P1">Logic </text:p>
          <text:p text:style-name="P1">Programm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81cm" svg:height="4.445cm" svg:x="11.16cm" svg:y="19.415cm">
          <text:p text:style-name="P1">Class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81cm" svg:height="4.445cm" svg:x="16.24cm" svg:y="19.415cm">
          <text:p text:style-name="P1">Regress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842cm" svg:y1="5.445cm" svg:x2="6.397cm" svg:y2="7.985cm" draw:start-shape="id1" draw:start-glue-point="2" draw:end-shape="id2" draw:end-glue-point="0" svg:d="m10842 5445v1270h-4445v1270">
          <text:p text:style-name="P3"/>
        </draw:connector>
        <draw:connector draw:style-name="gr2" draw:text-style-name="P2" draw:layer="layout" svg:x1="10.842cm" svg:y1="5.445cm" svg:x2="15.287cm" svg:y2="13.065cm" draw:start-shape="id1" draw:start-glue-point="2" draw:end-shape="id3" draw:end-glue-point="0" svg:d="m10842 5445v3810h4445v3810">
          <text:p text:style-name="P3"/>
        </draw:connector>
        <draw:connector draw:style-name="gr2" draw:text-style-name="P2" draw:layer="layout" svg:x1="6.397cm" svg:y1="10.525cm" svg:x2="3.54cm" svg:y2="12.43cm" draw:start-shape="id2" draw:start-glue-point="2" draw:end-shape="id4" draw:end-glue-point="0" svg:d="m6397 10525v952h-2857v953">
          <text:p text:style-name="P3"/>
        </draw:connector>
        <draw:connector draw:style-name="gr2" draw:text-style-name="P2" draw:layer="layout" svg:x1="6.397cm" svg:y1="10.525cm" svg:x2="7.985cm" svg:y2="12.43cm" draw:start-shape="id2" draw:start-glue-point="2" draw:end-shape="id5" draw:end-glue-point="0" svg:d="m6397 10525v952h1588v953">
          <text:p text:style-name="P3"/>
        </draw:connector>
        <draw:connector draw:style-name="gr2" draw:text-style-name="P2" draw:layer="layout" svg:x1="15.287cm" svg:y1="15.605cm" svg:x2="8.302cm" svg:y2="19.415cm" draw:start-shape="id3" draw:start-glue-point="2" draw:end-shape="id6" draw:end-glue-point="0" svg:d="m15287 15605v1905h-6985v1905">
          <text:p text:style-name="P3"/>
        </draw:connector>
        <draw:connector draw:style-name="gr2" draw:text-style-name="P2" draw:layer="layout" svg:x1="15.287cm" svg:y1="15.605cm" svg:x2="13.065cm" svg:y2="19.415cm" draw:start-shape="id3" draw:start-glue-point="2" draw:end-shape="id7" draw:end-glue-point="0" svg:d="m15287 15605v1905h-2222v1905">
          <text:p text:style-name="P3"/>
        </draw:connector>
        <draw:connector draw:style-name="gr2" draw:text-style-name="P2" draw:layer="layout" svg:x1="15.287cm" svg:y1="15.605cm" svg:x2="18.145cm" svg:y2="19.415cm" draw:start-shape="id3" draw:start-glue-point="2" draw:end-shape="id8" draw:end-glue-point="0" svg:d="m15287 15605v1905h2858v1905">
          <text:p text:style-name="P3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10" draw:layer="layout" svg:width="7.62cm" svg:height="3.81cm" svg:x="7.35cm" svg:y="11.16cm">
          <text:p text:style-name="P1">MLA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5.08cm" svg:height="1.905cm" svg:x="8.62cm" svg:y="6.08cm">
          <text:p text:style-name="P1">Previous </text:p>
          <text:p text:style-name="P1">Knowledge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5.08cm" svg:height="1.905cm" svg:x="1.635cm" svg:y="16.87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5.08cm" svg:height="1.905cm" svg:x="14.97cm" svg:y="16.875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6cm" svg:y1="7.985cm" svg:x2="11.16cm" svg:y2="11.16cm" draw:start-shape="id9" draw:start-glue-point="2" draw:end-shape="id10" draw:end-glue-point="0" svg:d="m11160 7985v3175">
          <text:p text:style-name="P3"/>
        </draw:connector>
        <draw:connector draw:style-name="gr3" draw:text-style-name="P2" draw:layer="layout" svg:x1="4.175cm" svg:y1="16.875cm" svg:x2="7.35cm" svg:y2="13.065cm" draw:start-shape="id11" draw:start-glue-point="0" draw:end-shape="id10" draw:end-glue-point="3" svg:d="m4175 16875v-3810h3175">
          <text:p text:style-name="P3"/>
        </draw:connector>
        <draw:connector draw:style-name="gr3" draw:text-style-name="P2" draw:layer="layout" svg:x1="14.97cm" svg:y1="13.065cm" svg:x2="17.51cm" svg:y2="16.875cm" draw:start-shape="id10" draw:start-glue-point="1" draw:end-shape="id12" draw:end-glue-point="0" svg:d="m14970 13065h2540v3810">
          <text:p text:style-name="P3"/>
        </draw:connector>
      </draw:page>
      <draw:page draw:name="page3" draw:style-name="dp1" draw:master-page-name="Default">
        <office:forms form:automatic-focus="false" form:apply-design-mode="false"/>
        <draw:frame draw:style-name="gr4" draw:layer="layout" svg:width="6.179cm" svg:height="1.038cm" svg:x="7.985cm" svg:y="2.905cm">
          <draw:text-box>
            <text:p text:style-name="P3">Data Flow Overview</text:p>
          </draw:text-box>
        </draw:frame>
        <draw:custom-shape draw:style-name="gr1" draw:text-style-name="P2" draw:id="id14" draw:layer="layout" svg:width="3.81cm" svg:height="2.54cm" svg:x="8.62cm" svg:y="6.08cm">
          <text:p text:style-name="P1">Format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3.81cm" svg:height="2.54cm" svg:x="6.08cm" svg:y="11.16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3.81cm" svg:height="2.54cm" svg:x="2.27cm" svg:y="6.0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81cm" svg:height="2.54cm" svg:x="14.97cm" svg:y="6.08cm">
          <text:p text:style-name="P1">DF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6.08cm" svg:y1="7.35cm" svg:x2="8.62cm" svg:y2="7.35cm" draw:start-shape="id13" draw:start-glue-point="1" draw:end-shape="id14" draw:end-glue-point="3" svg:d="m6080 7350h2540">
          <text:p text:style-name="P3"/>
        </draw:connector>
        <draw:connector draw:style-name="gr3" draw:text-style-name="P2" draw:layer="layout" draw:type="curve" svg:x1="12.43cm" svg:y1="7.35cm" svg:x2="14.97cm" svg:y2="7.35cm" draw:start-shape="id14" draw:start-glue-point="1" draw:end-shape="id15" draw:end-glue-point="3" svg:d="m12430 7350h2540">
          <text:p text:style-name="P3"/>
        </draw:connector>
        <draw:connector draw:style-name="gr3" draw:text-style-name="P2" draw:layer="layout" draw:type="curve" svg:x1="4.175cm" svg:y1="8.62cm" svg:x2="6.08cm" svg:y2="12.43cm" draw:start-shape="id13" draw:start-glue-point="2" draw:end-shape="id16" draw:end-glue-point="3" svg:d="m4175 8620c0 2540 635 3810 1905 3810">
          <text:p text:style-name="P3"/>
        </draw:connector>
        <draw:connector draw:style-name="gr3" draw:text-style-name="P2" draw:layer="layout" draw:type="curve" svg:x1="7.985cm" svg:y1="13.7cm" svg:x2="10.525cm" svg:y2="16.24cm" draw:start-shape="id16" draw:start-glue-point="2" svg:d="m7985 13700c0 2280 2540 1010 2540 2540">
          <text:p text:style-name="P3"/>
        </draw:connector>
        <draw:connector draw:style-name="gr3" draw:text-style-name="P2" draw:layer="layout" draw:type="curve" svg:x1="16.875cm" svg:y1="8.62cm" svg:x2="9.89cm" svg:y2="12.43cm" draw:start-shape="id15" draw:start-glue-point="2" draw:end-shape="id16" draw:end-glue-point="1" svg:d="m16875 8620c0 2540-2328 3810-6985 3810">
          <text:p text:style-name="P3"/>
        </draw:connector>
        <draw:custom-shape draw:style-name="gr1" draw:text-style-name="P2" draw:id="id17" draw:layer="layout" svg:width="3.81cm" svg:height="2.54cm" svg:x="8.62cm" svg:y="16.24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3.81cm" svg:height="2.54cm" svg:x="11.16cm" svg:y="20.685cm">
          <text:p text:style-name="P1">Ou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.525cm" svg:y1="18.78cm" svg:x2="13.065cm" svg:y2="20.685cm" draw:start-shape="id17" draw:start-glue-point="2" draw:end-shape="id18" draw:end-glue-point="0" svg:d="m10525 18780c0 1429 2540 477 2540 1905">
          <text:p text:style-name="P3"/>
        </draw:connector>
        <draw:connector draw:style-name="gr3" draw:text-style-name="P2" draw:layer="layout" draw:type="curve" svg:x1="14.97cm" svg:y1="21.955cm" svg:x2="18.78cm" svg:y2="7.35cm" draw:start-shape="id18" draw:start-glue-point="1" draw:end-shape="id15" draw:end-glue-point="1" svg:d="m14970 21955c6465 0 4560-14605 3810-14605">
          <text:p text:style-name="P3"/>
        </draw:connector>
        <draw:connector draw:style-name="gr3" draw:text-style-name="P2" draw:layer="layout" draw:type="curve" svg:x1="11.16cm" svg:y1="21.955cm" svg:x2="6.08cm" svg:y2="12.43cm" draw:start-shape="id18" draw:start-glue-point="3" draw:end-shape="id16" draw:end-glue-point="3" svg:d="m11160 21955c-8370 0-5830-9525-5080-9525">
          <text:p text:style-name="P3"/>
        </draw:connector>
        <draw:frame draw:style-name="gr4" draw:layer="layout" svg:width="2.818cm" svg:height="1.038cm" svg:x="1cm" svg:y="25.902cm">
          <draw:text-box>
            <text:p text:style-name="P3">Figure 1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19" draw:layer="layout" svg:width="3.81cm" svg:height="2.54cm" svg:x="3.54cm" svg:y="3.5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81cm" svg:height="2.54cm" svg:x="13.7cm" svg:y="3.54cm">
          <text:p text:style-name="P1">DFS</text:p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3.81cm" svg:height="2.54cm" svg:x="8.62cm" svg:y="6.715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1" draw:text-style-name="P2" draw:id="id23" draw:layer="layout" svg:width="3.81cm" svg:height="2.54cm" svg:x="6.08cm" svg:y="14.97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1" draw:text-style-name="P2" draw:id="id24" draw:layer="layout" svg:width="3.81cm" svg:height="2.54cm" svg:x="12.43cm" svg:y="14.97cm">
          <text:p text:style-name="P1">Node n</text:p>
          <draw:enhanced-geometry svg:viewBox="0 0 21600 21600" draw:type="rectangle" draw:enhanced-path="M 0 0 L 21600 0 21600 21600 0 21600 0 0 Z N"/>
        </draw:custom-shape>
        <draw:frame draw:style-name="gr4" draw:layer="layout" svg:width="1.391cm" svg:height="1.038cm" svg:x="10.525cm" svg:y="15.837cm">
          <draw:text-box>
            <text:p text:style-name="P3">. . .</text:p>
          </draw:text-box>
        </draw:frame>
        <draw:custom-shape draw:style-name="gr1" draw:text-style-name="P2" draw:id="id22" draw:layer="layout" svg:width="5.08cm" svg:height="2.54cm" svg:x="8.62cm" svg:y="11.16cm">
          <text:p text:style-name="P1">Par(alg, data)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5.08cm" svg:height="2.54cm" svg:x="8.62cm" svg:y="18.78cm">
          <text:p text:style-name="P1">Seq(alg', data')</text:p>
          <text:p text:style-name="P1">(alg prime and</text:p>
          <text:p text:style-name="P1">data prime)</text:p>
          <draw:enhanced-geometry svg:viewBox="0 0 21600 21600" draw:type="rectangle" draw:enhanced-path="M 0 0 L 21600 0 21600 21600 0 21600 0 0 Z N"/>
        </draw:custom-shape>
        <draw:custom-shape draw:style-name="gr1" draw:text-style-name="P2" draw:id="id27" draw:layer="layout" svg:width="2.54cm" svg:height="1.27cm" svg:x="12.43cm" svg:y="23.86cm">
          <text:p text:style-name="P1">Data'</text:p>
          <draw:enhanced-geometry svg:viewBox="0 0 21600 21600" draw:type="rectangle" draw:enhanced-path="M 0 0 L 21600 0 21600 21600 0 21600 0 0 Z N"/>
        </draw:custom-shape>
        <draw:custom-shape draw:style-name="gr1" draw:text-style-name="P2" draw:id="id26" draw:layer="layout" svg:width="2.54cm" svg:height="1.27cm" svg:x="7.35cm" svg:y="23.86cm">
          <text:p text:style-name="P1">Alg'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445cm" svg:y1="6.08cm" svg:x2="8.62cm" svg:y2="7.985cm" draw:start-shape="id19" draw:start-glue-point="2" draw:end-shape="id20" svg:d="m5445 6080c0 1270 1058 1905 3175 1905">
          <text:p text:style-name="P3"/>
        </draw:connector>
        <draw:connector draw:style-name="gr3" draw:text-style-name="P2" draw:layer="layout" draw:type="curve" svg:x1="15.605cm" svg:y1="6.08cm" svg:x2="12.43cm" svg:y2="7.985cm" draw:start-shape="id21" draw:start-glue-point="2" draw:end-shape="id20" draw:end-glue-point="1" svg:d="m15605 6080c0 1270-1058 1905-3175 1905">
          <text:p text:style-name="P3"/>
        </draw:connector>
        <draw:connector draw:style-name="gr3" draw:text-style-name="P2" draw:layer="layout" draw:type="curve" svg:x1="10.525cm" svg:y1="9.255cm" svg:x2="11.16cm" svg:y2="11.16cm" draw:start-shape="id20" draw:start-glue-point="2" draw:end-shape="id22" draw:end-glue-point="0" svg:d="m10525 9255c0 1429 635 477 635 1905">
          <text:p text:style-name="P3"/>
        </draw:connector>
        <draw:connector draw:style-name="gr3" draw:text-style-name="P2" draw:layer="layout" draw:type="curve" svg:x1="8.62cm" svg:y1="12.43cm" svg:x2="7.985cm" svg:y2="14.97cm" draw:start-shape="id22" draw:start-glue-point="3" draw:end-shape="id23" draw:end-glue-point="0" svg:d="m8620 12430c-424 0-635 846-635 2540">
          <text:p text:style-name="P3"/>
        </draw:connector>
        <draw:connector draw:style-name="gr3" draw:text-style-name="P2" draw:layer="layout" draw:type="curve" svg:x1="13.7cm" svg:y1="12.43cm" svg:x2="14.335cm" svg:y2="14.97cm" draw:start-shape="id22" draw:start-glue-point="1" draw:end-shape="id24" draw:end-glue-point="0" svg:d="m13700 12430c424 0 635 846 635 2540">
          <text:p text:style-name="P3"/>
        </draw:connector>
        <draw:connector draw:style-name="gr3" draw:text-style-name="P2" draw:layer="layout" draw:type="curve" svg:x1="7.985cm" svg:y1="17.51cm" svg:x2="11.16cm" svg:y2="18.78cm" draw:start-shape="id23" draw:start-glue-point="2" draw:end-shape="id25" draw:end-glue-point="0" svg:d="m7985 17510c0 952 3175 318 3175 1270">
          <text:p text:style-name="P3"/>
        </draw:connector>
        <draw:connector draw:style-name="gr3" draw:text-style-name="P2" draw:layer="layout" draw:type="curve" svg:x1="14.335cm" svg:y1="17.51cm" svg:x2="11.16cm" svg:y2="18.78cm" draw:start-shape="id24" draw:start-glue-point="2" draw:end-shape="id25" draw:end-glue-point="0" svg:d="m14335 17510c0 952-3175 318-3175 1270">
          <text:p text:style-name="P3"/>
        </draw:connector>
        <draw:connector draw:style-name="gr3" draw:text-style-name="P2" draw:layer="layout" draw:type="curve" svg:x1="11.16cm" svg:y1="21.32cm" svg:x2="8.62cm" svg:y2="23.86cm" draw:start-shape="id25" draw:start-glue-point="2" draw:end-shape="id26" draw:end-glue-point="0" svg:d="m11160 21320c0 1905-2540 635-2540 2540">
          <text:p text:style-name="P3"/>
        </draw:connector>
        <draw:connector draw:style-name="gr3" draw:text-style-name="P2" draw:layer="layout" draw:type="curve" svg:x1="11.16cm" svg:y1="21.32cm" svg:x2="13.7cm" svg:y2="23.86cm" draw:start-shape="id25" draw:start-glue-point="2" draw:end-shape="id27" svg:d="m11160 21320c0 1905 2540 635 2540 2540">
          <text:p text:style-name="P3"/>
        </draw:connector>
        <draw:line draw:style-name="gr2" draw:text-style-name="P2" draw:id="id28" draw:layer="layout" svg:x1="13.7cm" svg:y1="20.05cm" svg:x2="17.51cm" svg:y2="20.05cm">
          <text:p text:style-name="P3"/>
        </draw:line>
        <draw:connector draw:style-name="gr3" draw:text-style-name="P2" draw:layer="layout" svg:x1="17.51cm" svg:y1="20.05cm" svg:x2="13.7cm" svg:y2="12.43cm" draw:start-shape="id28" draw:start-glue-point="1" draw:end-shape="id22" draw:end-glue-point="1" svg:d="m17510 20050v-7620h-3810">
          <text:p text:style-name="P3"/>
        </draw:connector>
        <draw:frame draw:style-name="gr4" draw:layer="layout" svg:width="8.071cm" svg:height="1.038cm" svg:x="1cm" svg:y="1cm">
          <draw:text-box>
            <text:p text:style-name="P3">System and Out Data Flow</text:p>
          </draw:text-box>
        </draw:frame>
        <draw:line draw:style-name="gr2" draw:text-style-name="P2" draw:layer="layout" svg:x1="6.08cm" svg:y1="22.59cm" svg:x2="16.24cm" svg:y2="22.59cm">
          <text:p text:style-name="P3"/>
        </draw:line>
        <draw:line draw:style-name="gr2" draw:text-style-name="P2" draw:layer="layout" svg:x1="6.08cm" svg:y1="22.59cm" svg:x2="6.08cm" svg:y2="26.4cm">
          <text:p text:style-name="P3"/>
        </draw:line>
        <draw:line draw:style-name="gr2" draw:text-style-name="P2" draw:layer="layout" svg:x1="16.24cm" svg:y1="22.59cm" svg:x2="16.24cm" svg:y2="26.4cm">
          <text:p text:style-name="P3"/>
        </draw:line>
        <draw:line draw:style-name="gr2" draw:text-style-name="P2" draw:layer="layout" svg:x1="6.08cm" svg:y1="26.4cm" svg:x2="16.24cm" svg:y2="26.4cm">
          <text:p text:style-name="P3"/>
        </draw:line>
        <draw:frame draw:style-name="gr4" draw:layer="layout" svg:width="1.526cm" svg:height="1.038cm" svg:x="10.525cm" svg:y="25.13cm">
          <draw:text-box>
            <text:p text:style-name="P3">Out</text:p>
          </draw:text-box>
        </draw:frame>
        <draw:line draw:style-name="gr2" draw:text-style-name="P2" draw:id="id29" draw:layer="layout" svg:x1="14.97cm" svg:y1="24.495cm" svg:x2="19.415cm" svg:y2="24.495cm">
          <text:p text:style-name="P3"/>
        </draw:line>
        <draw:connector draw:style-name="gr3" draw:text-style-name="P2" draw:layer="layout" svg:x1="19.415cm" svg:y1="24.495cm" svg:x2="17.51cm" svg:y2="4.81cm" draw:start-shape="id29" draw:start-glue-point="1" draw:end-shape="id21" draw:end-glue-point="1" svg:d="m19415 24495v-19685h-1905">
          <text:p text:style-name="P3"/>
        </draw:connector>
        <draw:line draw:style-name="gr2" draw:text-style-name="P2" draw:layer="layout" svg:x1="4.81cm" svg:y1="9.89cm" svg:x2="18.78cm" svg:y2="9.89cm">
          <text:p text:style-name="P3"/>
        </draw:line>
        <draw:line draw:style-name="gr2" draw:text-style-name="P2" draw:layer="layout" svg:x1="4.81cm" svg:y1="21.955cm" svg:x2="18.78cm" svg:y2="21.955cm">
          <text:p text:style-name="P3"/>
        </draw:line>
        <draw:line draw:style-name="gr2" draw:text-style-name="P2" draw:layer="layout" svg:x1="18.78cm" svg:y1="9.89cm" svg:x2="18.78cm" svg:y2="21.955cm">
          <text:p text:style-name="P3"/>
        </draw:line>
        <draw:line draw:style-name="gr2" draw:text-style-name="P2" draw:layer="layout" svg:x1="4.81cm" svg:y1="9.89cm" svg:x2="4.81cm" svg:y2="21.955cm">
          <text:p text:style-name="P3"/>
        </draw:line>
        <draw:frame draw:style-name="gr4" draw:layer="layout" svg:width="3.055cm" svg:height="1.038cm" svg:x="4.93cm" svg:y="10.122cm">
          <draw:text-box>
            <text:p text:style-name="P3">SYSTEM</text:p>
          </draw:text-box>
        </draw:frame>
        <draw:connector draw:style-name="gr3" draw:text-style-name="P2" draw:layer="layout" svg:x1="7.35cm" svg:y1="4.81cm" svg:x2="13.7cm" svg:y2="4.81cm" draw:start-shape="id19" draw:start-glue-point="1" draw:end-shape="id21" draw:end-glue-point="3" svg:d="m7350 4810h6350">
          <text:p text:style-name="P3"/>
        </draw:connector>
        <draw:frame draw:style-name="gr4" draw:layer="layout" svg:width="2.297cm" svg:height="1.038cm" svg:x="9.498cm" svg:y="4.81cm">
          <draw:text-box>
            <text:p text:style-name="P3">format</text:p>
          </draw:text-box>
        </draw:frame>
        <draw:line draw:style-name="gr2" draw:text-style-name="P2" draw:id="id30" draw:layer="layout" svg:x1="7.35cm" svg:y1="24.495cm" svg:x2="2.27cm" svg:y2="24.495cm">
          <text:p text:style-name="P3"/>
        </draw:line>
        <draw:connector draw:style-name="gr3" draw:text-style-name="P2" draw:layer="layout" svg:x1="2.27cm" svg:y1="24.495cm" svg:x2="8.62cm" svg:y2="7.985cm" draw:start-shape="id30" draw:start-glue-point="3" draw:end-shape="id20" draw:end-glue-point="3" svg:d="m2270 24495v-16510h6350">
          <text:p text:style-name="P3"/>
        </draw:connector>
        <draw:frame draw:style-name="gr4" draw:layer="layout" svg:width="2.818cm" svg:height="1.038cm" svg:x="1cm" svg:y="25.902cm">
          <draw:text-box>
            <text:p text:style-name="P3">Figure 2</text:p>
          </draw:text-box>
        </draw:frame>
      </draw:page>
      <draw:page draw:name="page5" draw:style-name="dp1" draw:master-page-name="Default">
        <draw:frame draw:style-name="gr4" draw:layer="layout" svg:width="4.799cm" svg:height="1.038cm" svg:x="1cm" svg:y="1cm">
          <draw:text-box>
            <text:p text:style-name="P3">DFS Data Flow</text:p>
          </draw:text-box>
        </draw:frame>
        <draw:custom-shape draw:style-name="gr1" draw:text-style-name="P2" draw:id="id37" draw:layer="layout" svg:width="5.08cm" svg:height="2.54cm" svg:x="2.905cm" svg:y="6.08cm">
          <text:p text:style-name="P1">T(data u), </text:p>
          <text:p text:style-name="P1">data u</text:p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5.08cm" svg:height="2.54cm" svg:x="13.065cm" svg:y="6.08cm">
          <text:p text:style-name="P1">T(data out), </text:p>
          <text:p text:style-name="P1">data out</text:p>
          <draw:enhanced-geometry svg:viewBox="0 0 21600 21600" draw:type="rectangle" draw:enhanced-path="M 0 0 L 21600 0 21600 21600 0 21600 0 0 Z N"/>
        </draw:custom-shape>
        <draw:custom-shape draw:style-name="gr1" draw:text-style-name="P2" draw:id="id31" draw:layer="layout" svg:width="5.08cm" svg:height="2.54cm" svg:x="7.985cm" svg:y="10.525cm">
          <text:p text:style-name="P1">Distributed t, d</text:p>
          <text:p text:style-name="P1">(type, data)</text:p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2.54cm" svg:height="3.81cm" svg:x="4.175cm" svg:y="16.24cm">
          <text:p text:style-name="P1">Loc 1</text:p>
          <draw:enhanced-geometry svg:viewBox="0 0 21600 21600" draw:type="rectangle" draw:enhanced-path="M 0 0 L 21600 0 21600 21600 0 21600 0 0 Z N"/>
        </draw:custom-shape>
        <draw:custom-shape draw:style-name="gr1" draw:text-style-name="P2" draw:id="id34" draw:layer="layout" svg:width="2.54cm" svg:height="3.81cm" svg:x="9.255cm" svg:y="16.24cm">
          <text:p text:style-name="P1">Loc 3</text:p>
          <draw:enhanced-geometry svg:viewBox="0 0 21600 21600" draw:type="rectangle" draw:enhanced-path="M 0 0 L 21600 0 21600 21600 0 21600 0 0 Z N"/>
        </draw:custom-shape>
        <draw:custom-shape draw:style-name="gr1" draw:text-style-name="P2" draw:id="id35" draw:layer="layout" svg:width="2.54cm" svg:height="3.81cm" svg:x="11.795cm" svg:y="16.2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2.54cm" svg:height="3.81cm" svg:x="6.715cm" svg:y="16.24cm">
          <text:p text:style-name="P1">Loc 2</text:p>
          <draw:enhanced-geometry svg:viewBox="0 0 21600 21600" draw:type="rectangle" draw:enhanced-path="M 0 0 L 21600 0 21600 21600 0 21600 0 0 Z N"/>
        </draw:custom-shape>
        <draw:custom-shape draw:style-name="gr1" draw:text-style-name="P2" draw:id="id36" draw:layer="layout" svg:width="2.54cm" svg:height="3.81cm" svg:x="14.335cm" svg:y="16.24cm">
          <text:p text:style-name="P1">Loc 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0.525cm" svg:y1="13.065cm" svg:x2="5.445cm" svg:y2="16.24cm" draw:start-shape="id31" draw:start-glue-point="2" draw:end-shape="id32" svg:d="m10525 13065v500l-5080 2175v500">
          <text:p text:style-name="P3"/>
        </draw:connector>
        <draw:connector draw:style-name="gr3" draw:text-style-name="P2" draw:layer="layout" draw:type="lines" svg:x1="10.525cm" svg:y1="13.065cm" svg:x2="7.985cm" svg:y2="16.24cm" draw:start-shape="id31" draw:start-glue-point="2" draw:end-shape="id33" svg:d="m10525 13065v500l-2540 2175v500">
          <text:p text:style-name="P3"/>
        </draw:connector>
        <draw:connector draw:style-name="gr3" draw:text-style-name="P2" draw:layer="layout" draw:type="lines" svg:x1="10.525cm" svg:y1="13.065cm" svg:x2="10.525cm" svg:y2="16.24cm" draw:start-shape="id31" draw:start-glue-point="2" draw:end-shape="id34" svg:d="m10525 13065v500 2175 500">
          <text:p text:style-name="P3"/>
        </draw:connector>
        <draw:connector draw:style-name="gr3" draw:text-style-name="P2" draw:layer="layout" draw:type="lines" svg:x1="10.525cm" svg:y1="13.065cm" svg:x2="13.065cm" svg:y2="16.24cm" draw:start-shape="id31" draw:start-glue-point="2" draw:end-shape="id35" draw:end-glue-point="0" svg:d="m10525 13065v500l2540 2175v500">
          <text:p text:style-name="P3"/>
        </draw:connector>
        <draw:connector draw:style-name="gr3" draw:text-style-name="P2" draw:layer="layout" draw:type="lines" svg:x1="10.525cm" svg:y1="13.065cm" svg:x2="15.605cm" svg:y2="16.24cm" draw:start-shape="id31" draw:start-glue-point="2" draw:end-shape="id36" draw:end-glue-point="0" svg:d="m10525 13065v500l5080 2175v500">
          <text:p text:style-name="P3"/>
        </draw:connector>
        <draw:connector draw:style-name="gr3" draw:text-style-name="P2" draw:layer="layout" draw:type="lines" svg:x1="5.445cm" svg:y1="8.62cm" svg:x2="7.985cm" svg:y2="11.795cm" draw:start-shape="id37" draw:start-glue-point="2" draw:end-shape="id31" draw:end-glue-point="3" svg:d="m5445 8620v500l2040 2675h500">
          <text:p text:style-name="P3"/>
        </draw:connector>
        <draw:connector draw:style-name="gr3" draw:text-style-name="P2" draw:layer="layout" draw:type="lines" svg:x1="15.605cm" svg:y1="8.62cm" svg:x2="13.065cm" svg:y2="11.795cm" draw:start-shape="id38" draw:start-glue-point="2" draw:end-shape="id31" draw:end-glue-point="1" svg:d="m15605 8620v500l-2040 2675h-500">
          <text:p text:style-name="P3"/>
        </draw:connector>
        <draw:custom-shape draw:style-name="gr1" draw:text-style-name="P2" draw:id="id40" draw:layer="layout" svg:width="5.08cm" svg:height="1.905cm" svg:x="7.985cm" svg:y="23.86cm">
          <text:p text:style-name="P1">Libra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9.89cm" svg:x2="18.145cm" svg:y2="9.89cm">
          <text:p text:style-name="P3"/>
        </draw:line>
        <draw:line draw:style-name="gr2" draw:text-style-name="P2" draw:layer="layout" svg:x1="2.905cm" svg:y1="22.59cm" svg:x2="18.145cm" svg:y2="22.59cm">
          <text:p text:style-name="P3"/>
        </draw:line>
        <draw:line draw:style-name="gr2" draw:text-style-name="P2" draw:layer="layout" svg:x1="18.145cm" svg:y1="9.89cm" svg:x2="18.145cm" svg:y2="22.59cm">
          <text:p text:style-name="P3"/>
        </draw:line>
        <draw:line draw:style-name="gr2" draw:text-style-name="P2" draw:layer="layout" svg:x1="2.905cm" svg:y1="9.89cm" svg:x2="2.905cm" svg:y2="22.59cm">
          <text:p text:style-name="P3"/>
        </draw:line>
        <draw:frame draw:style-name="gr4" draw:layer="layout" svg:width="1.772cm" svg:height="1.038cm" svg:x="2.905cm" svg:y="9.89cm">
          <draw:text-box>
            <text:p text:style-name="P3">DFS</text:p>
          </draw:text-box>
        </draw:frame>
        <draw:custom-shape draw:style-name="gr1" draw:text-style-name="P2" draw:layer="layout" svg:width="5.08cm" svg:height="2.54cm" svg:x="13.065cm" svg:y="2.905cm"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905cm" svg:y="2.905cm">
          <text:p text:style-name="P1">Us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605cm" svg:y1="5.445cm" svg:x2="15.605cm" svg:y2="6.08cm">
          <text:p text:style-name="P3"/>
        </draw:line>
        <draw:line draw:style-name="gr3" draw:text-style-name="P2" draw:layer="layout" svg:x1="5.445cm" svg:y1="5.445cm" svg:x2="5.445cm" svg:y2="6.08cm">
          <text:p text:style-name="P3"/>
        </draw:line>
        <draw:line draw:style-name="gr2" draw:text-style-name="P2" draw:layer="layout" svg:x1="17.51cm" svg:y1="18.78cm" svg:x2="17.51cm" svg:y2="21.32cm">
          <text:p text:style-name="P3"/>
        </draw:line>
        <draw:line draw:style-name="gr2" draw:text-style-name="P2" draw:layer="layout" svg:x1="3.54cm" svg:y1="18.78cm" svg:x2="3.54cm" svg:y2="21.32cm">
          <text:p text:style-name="P3"/>
        </draw:line>
        <draw:line draw:style-name="gr2" draw:text-style-name="P2" draw:id="id39" draw:layer="layout" svg:x1="3.54cm" svg:y1="21.32cm" svg:x2="17.51cm" svg:y2="21.32cm">
          <text:p text:style-name="P3"/>
        </draw:line>
        <draw:connector draw:style-name="gr3" draw:text-style-name="P2" draw:layer="layout" svg:x1="10.525cm" svg:y1="21.32cm" svg:x2="10.525cm" svg:y2="23.86cm" draw:start-shape="id39" draw:start-glue-point="0" draw:end-shape="id40" draw:end-glue-point="0" svg:d="m10525 21320v2540">
          <text:p text:style-name="P3"/>
        </draw:connector>
        <draw:frame draw:style-name="gr4" draw:layer="layout" svg:width="2.818cm" svg:height="1.038cm" svg:x="1cm" svg:y="25.902cm">
          <draw:text-box>
            <text:p text:style-name="P3">Figure 3</text:p>
          </draw:text-box>
        </draw:frame>
      </draw:page>
      <draw:page draw:name="page6" draw:style-name="dp1" draw:master-page-name="Default">
        <draw:custom-shape draw:style-name="gr1" draw:text-style-name="P2" draw:id="id41" draw:layer="layout" svg:width="7.62cm" svg:height="2.54cm" svg:x="6.715cm" svg:y="6.08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2" draw:id="id42" draw:layer="layout" svg:width="7.62cm" svg:height="2.54cm" svg:x="6.715cm" svg:y="11.16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1" draw:text-style-name="P2" draw:id="id43" draw:layer="layout" svg:width="7.62cm" svg:height="2.54cm" svg:x="6.715cm" svg:y="16.24cm">
          <text:p text:style-name="P1">System Real Time</text:p>
          <draw:enhanced-geometry svg:viewBox="0 0 21600 21600" draw:type="rectangle" draw:enhanced-path="M 0 0 L 21600 0 21600 21600 0 21600 0 0 Z N"/>
        </draw:custom-shape>
        <draw:custom-shape draw:style-name="gr1" draw:text-style-name="P2" draw:id="id44" draw:layer="layout" svg:width="7.62cm" svg:height="2.54cm" svg:x="6.715cm" svg:y="21.32cm">
          <text:p text:style-name="P1">DFS</text:p>
          <draw:enhanced-geometry svg:viewBox="0 0 21600 21600" draw:type="rectangle" draw:enhanced-path="M 0 0 L 21600 0 21600 21600 0 21600 0 0 Z N"/>
        </draw:custom-shape>
        <draw:frame draw:style-name="gr4" draw:layer="layout" svg:width="4.054cm" svg:height="1.038cm" svg:x="1cm" svg:y="1cm">
          <draw:text-box>
            <text:p text:style-name="P3">Control Flow</text:p>
          </draw:text-box>
        </draw:frame>
        <draw:connector draw:style-name="gr5" draw:text-style-name="P2" draw:layer="layout" svg:x1="10.525cm" svg:y1="8.62cm" svg:x2="10.525cm" svg:y2="11.16cm" draw:start-shape="id41" draw:start-glue-point="2" draw:end-shape="id42" draw:end-glue-point="0" svg:d="m10525 8620v2540">
          <text:p text:style-name="P3"/>
        </draw:connector>
        <draw:connector draw:style-name="gr5" draw:text-style-name="P2" draw:layer="layout" svg:x1="10.525cm" svg:y1="13.7cm" svg:x2="10.525cm" svg:y2="16.24cm" draw:start-shape="id42" draw:start-glue-point="2" draw:end-shape="id43" svg:d="m10525 13700v2540">
          <text:p text:style-name="P3"/>
        </draw:connector>
        <draw:connector draw:style-name="gr5" draw:text-style-name="P2" draw:layer="layout" svg:x1="10.525cm" svg:y1="18.78cm" svg:x2="10.525cm" svg:y2="21.32cm" draw:start-shape="id43" draw:start-glue-point="2" draw:end-shape="id44" draw:end-glue-point="0" svg:d="m10525 18780v2540">
          <text:p text:style-name="P3"/>
        </draw:connector>
        <draw:frame draw:style-name="gr4" draw:layer="layout" svg:width="4.359cm" svg:height="1.038cm" svg:x="10.611cm" svg:y="9.487cm">
          <draw:text-box>
            <text:p text:style-name="P3">Function calls</text:p>
          </draw:text-box>
        </draw:frame>
        <draw:frame draw:style-name="gr4" draw:layer="layout" svg:width="1.84cm" svg:height="1.038cm" svg:x="10.59cm" svg:y="19.647cm">
          <draw:text-box>
            <text:p text:style-name="P3">Data</text:p>
          </draw:text-box>
        </draw:frame>
        <draw:frame draw:style-name="gr4" draw:layer="layout" svg:width="5.624cm" svg:height="1.038cm" svg:x="10.525cm" svg:y="14.567cm">
          <draw:text-box>
            <text:p text:style-name="P3">Function definition</text:p>
          </draw:text-box>
        </draw:frame>
        <draw:frame draw:style-name="gr4" draw:layer="layout" svg:width="2.818cm" svg:height="1.038cm" svg:x="1cm" svg:y="25.902cm">
          <draw:text-box>
            <text:p text:style-name="P3">Figure 4</text:p>
          </draw:text-box>
        </draw:frame>
      </draw:page>
      <draw:page draw:name="page7" draw:style-name="dp1" draw:master-page-name="Default">
        <draw:custom-shape draw:style-name="gr1" draw:text-style-name="P2" draw:id="id46" draw:layer="layout" svg:width="5.08cm" svg:height="2.54cm" svg:x="3.54cm" svg:y="6.715cm">
          <text:p text:style-name="P1">Interfac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45" draw:layer="layout" svg:width="5.08cm" svg:height="2.54cm" svg:x="3.54cm" svg:y="10.525cm">
          <text:p text:style-name="P1">Class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47" draw:layer="layout" svg:width="5.08cm" svg:height="2.54cm" svg:x="3.54cm" svg:y="14.335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2" draw:id="id50" draw:layer="layout" svg:width="5.08cm" svg:height="2.54cm" svg:x="11.16cm" svg:y="6.715cm">
          <text:p text:style-name="P1">Utiliti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53" draw:layer="layout" svg:width="5.08cm" svg:height="2.54cm" svg:x="11.16cm" svg:y="13.7cm"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1" draw:text-style-name="P2" draw:id="id48" draw:layer="layout" svg:width="5.08cm" svg:height="2.54cm" svg:x="7.35cm" svg:y="19.41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2" draw:id="id49" draw:layer="layout" svg:width="5.08cm" svg:height="2.54cm" svg:x="3.54cm" svg:y="23.225cm">
          <text:p text:style-name="P1">DFS</text:p>
          <draw:enhanced-geometry svg:viewBox="0 0 21600 21600" draw:type="rectangle" draw:enhanced-path="M 0 0 L 21600 0 21600 21600 0 21600 0 0 Z N"/>
        </draw:custom-shape>
        <draw:custom-shape draw:style-name="gr1" draw:text-style-name="P2" draw:id="id51" draw:layer="layout" svg:width="5.08cm" svg:height="2.54cm" svg:x="14.335cm" svg:y="2.27cm">
          <text:p text:style-name="P1">Input 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4.335cm" svg:y="19.415cm">
          <text:p text:style-name="P1">User</text:p>
          <draw:enhanced-geometry svg:viewBox="0 0 21600 21600" draw:type="rectangle" draw:enhanced-path="M 0 0 L 21600 0 21600 21600 0 21600 0 0 Z N"/>
        </draw:custom-shape>
        <draw:frame draw:style-name="gr4" draw:layer="layout" svg:width="4.693cm" svg:height="1.038cm" svg:x="1cm" svg:y="1cm">
          <draw:text-box>
            <text:p text:style-name="P3">Uses Structure</text:p>
          </draw:text-box>
        </draw:frame>
        <draw:line draw:style-name="gr2" draw:text-style-name="P2" draw:layer="layout" svg:x1="2.27cm" svg:y1="17.51cm" svg:x2="2.27cm" svg:y2="6.08cm">
          <text:p text:style-name="P3"/>
        </draw:line>
        <draw:line draw:style-name="gr2" draw:text-style-name="P2" draw:layer="layout" svg:x1="17.51cm" svg:y1="6.08cm" svg:x2="17.51cm" svg:y2="17.51cm">
          <text:p text:style-name="P3"/>
        </draw:line>
        <draw:line draw:style-name="gr2" draw:text-style-name="P2" draw:layer="layout" svg:x1="2.27cm" svg:y1="6.08cm" svg:x2="17.51cm" svg:y2="6.08cm">
          <text:p text:style-name="P3"/>
        </draw:line>
        <draw:line draw:style-name="gr2" draw:text-style-name="P2" draw:layer="layout" svg:x1="17.51cm" svg:y1="17.51cm" svg:x2="2.27cm" svg:y2="17.51cm">
          <text:p text:style-name="P3"/>
        </draw:line>
        <draw:frame draw:style-name="gr4" draw:layer="layout" svg:width="3.194cm" svg:height="1.038cm" svg:x="14.335cm" svg:y="16.472cm">
          <draw:text-box>
            <text:p text:style-name="P3">LIBRARY</text:p>
          </draw:text-box>
        </draw:frame>
        <draw:connector draw:style-name="gr3" draw:text-style-name="P2" draw:layer="layout" svg:x1="6.08cm" svg:y1="10.525cm" svg:x2="6.08cm" svg:y2="9.255cm" draw:start-shape="id45" draw:start-glue-point="0" draw:end-shape="id46" draw:end-glue-point="2" svg:d="m6080 10525v-1270">
          <text:p text:style-name="P3"/>
        </draw:connector>
        <draw:connector draw:style-name="gr3" draw:text-style-name="P2" draw:layer="layout" svg:x1="6.08cm" svg:y1="14.335cm" svg:x2="6.08cm" svg:y2="13.065cm" draw:start-shape="id47" draw:start-glue-point="0" draw:end-shape="id45" draw:end-glue-point="2" svg:d="m6080 14335v-1270">
          <text:p text:style-name="P3"/>
        </draw:connector>
        <draw:connector draw:style-name="gr3" draw:text-style-name="P2" draw:layer="layout" svg:x1="9.89cm" svg:y1="21.955cm" svg:x2="6.08cm" svg:y2="23.225cm" draw:start-shape="id48" draw:start-glue-point="2" draw:end-shape="id49" draw:end-glue-point="0" svg:d="m9890 21955v635h-3810v635">
          <text:p text:style-name="P3"/>
        </draw:connector>
        <draw:line draw:style-name="gr2" draw:text-style-name="P2" draw:layer="layout" svg:x1="16.875cm" svg:y1="19.415cm" svg:x2="16.875cm" svg:y2="18.78cm">
          <text:p text:style-name="P3"/>
        </draw:line>
        <draw:line draw:style-name="gr2" draw:text-style-name="P2" draw:layer="layout" svg:x1="16.875cm" svg:y1="18.78cm" svg:x2="14.335cm" svg:y2="18.78cm">
          <text:p text:style-name="P3"/>
        </draw:line>
        <draw:connector draw:style-name="gr3" draw:text-style-name="P2" draw:id="id54" draw:layer="layout" svg:x1="8.62cm" svg:y1="11.795cm" svg:x2="8.62cm" svg:y2="11.795cm" draw:start-shape="id45" draw:start-glue-point="1" draw:end-shape="id45" draw:end-glue-point="1" svg:d="">
          <text:p text:style-name="P3"/>
        </draw:connector>
        <draw:connector draw:style-name="gr3" draw:text-style-name="P2" draw:layer="layout" svg:x1="6.08cm" svg:y1="10.525cm" svg:x2="13.7cm" svg:y2="9.255cm" draw:start-shape="id45" draw:start-glue-point="0" draw:end-shape="id50" draw:end-glue-point="2" svg:d="m6080 10525v-635h7620v-635">
          <text:p text:style-name="P3"/>
        </draw:connector>
        <draw:line draw:style-name="gr2" draw:text-style-name="P2" draw:layer="layout" svg:x1="6.08cm" svg:y1="13.7cm" svg:x2="9.89cm" svg:y2="13.7cm">
          <text:p text:style-name="P3"/>
        </draw:line>
        <draw:line draw:style-name="gr2" draw:text-style-name="P2" draw:layer="layout" svg:x1="9.89cm" svg:y1="13.7cm" svg:x2="9.89cm" svg:y2="9.89cm">
          <text:p text:style-name="P3"/>
        </draw:line>
        <draw:connector draw:style-name="gr3" draw:text-style-name="P2" draw:layer="layout" svg:x1="16.875cm" svg:y1="4.81cm" svg:x2="13.7cm" svg:y2="6.715cm" draw:start-shape="id51" draw:start-glue-point="2" draw:end-shape="id50" draw:end-glue-point="0" svg:d="m16875 4810v953h-3175v952">
          <text:p text:style-name="P3"/>
        </draw:connector>
        <draw:connector draw:style-name="gr5" draw:text-style-name="P2" draw:layer="layout" svg:x1="9.89cm" svg:y1="19.415cm" svg:x2="6.08cm" svg:y2="16.875cm" draw:start-shape="id48" draw:start-glue-point="0" draw:end-shape="id47" draw:end-glue-point="2" svg:d="m9890 19415v-1270h-3810v-1270">
          <text:p text:style-name="P3"/>
        </draw:connector>
        <draw:line draw:style-name="gr2" draw:text-style-name="P2" draw:id="id52" draw:layer="layout" svg:x1="14.335cm" svg:y1="18.78cm" svg:x2="13.7cm" svg:y2="18.78cm">
          <text:p text:style-name="P3"/>
        </draw:line>
        <draw:connector draw:style-name="gr3" draw:text-style-name="P2" draw:layer="layout" svg:x1="13.7cm" svg:y1="18.78cm" svg:x2="13.7cm" svg:y2="16.24cm" draw:start-shape="id52" draw:start-glue-point="3" draw:end-shape="id53" draw:end-glue-point="2" svg:d="m13700 18780v-2540">
          <text:p text:style-name="P3"/>
        </draw:connector>
        <draw:connector draw:style-name="gr3" draw:text-style-name="P2" draw:layer="layout" draw:type="lines" svg:x1="13.7cm" svg:y1="13.7cm" svg:x2="8.62cm" svg:y2="11.795cm" draw:start-shape="id53" draw:start-glue-point="0" draw:end-shape="id54" draw:end-glue-point="0" svg:d="m13700 13700v-500l-4355-1405h-725">
          <text:p text:style-name="P3"/>
        </draw:connector>
        <draw:frame draw:style-name="gr4" draw:layer="layout" svg:width="2.818cm" svg:height="1.038cm" svg:x="1cm" svg:y="25.902cm">
          <draw:text-box>
            <text:p text:style-name="P3">Figure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ger Brown</meta:initial-creator>
    <meta:creation-date>2009-12-06T15:41:43</meta:creation-date>
    <dc:creator>Rodger Brown</dc:creator>
    <dc:date>2010-01-08T14:09:14</dc:date>
    <meta:editing-cycles>9</meta:editing-cycles>
    <meta:editing-duration>PT2H41M18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